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PreformattedText" style:family="paragraph">
      <style:paragraph-properties fo:margin-bottom="0.1965in"/>
    </style:style>
    <style:style style:name="P7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8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1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1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12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1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4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P15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1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7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P18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1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20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P21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2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23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P24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2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26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P27" style:parent-style-name="Normal" style:list-style-name="LFO3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2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2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4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5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5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5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5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5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5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56" style:parent-style-name="Normal" style:family="paragraph">
      <style:paragraph-properties style:vertical-align="auto" fo:margin-top="0.0694in" fo:margin-bottom="0.0694in"/>
      <style:text-properties fo:hyphenate="true"/>
    </style:style>
    <style:style style:name="T57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6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67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6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71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7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73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7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75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77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7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8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87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8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89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9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91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95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P96" style:parent-style-name="Normal" style:list-style-name="LFO4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97" style:parent-style-name="Normal" style:list-style-name="LFO5" style:family="paragraph">
      <style:paragraph-properties style:vertical-align="auto" fo:margin-top="0.0694in" fo:margin-bottom="0.0694in"/>
      <style:text-properties fo:hyphenate="true"/>
    </style:style>
    <style:style style:name="T98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9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00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0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P102" style:parent-style-name="Normal" style:list-style-name="LFO5" style:family="paragraph">
      <style:paragraph-properties style:vertical-align="auto" fo:margin-top="0.0694in" fo:margin-bottom="0.0694in"/>
      <style:text-properties fo:hyphenate="true"/>
    </style:style>
    <style:style style:name="T103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0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05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0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P107" style:parent-style-name="Normal" style:list-style-name="LFO5" style:family="paragraph">
      <style:paragraph-properties style:vertical-align="auto" fo:margin-top="0.0694in" fo:margin-bottom="0.0694in"/>
      <style:text-properties fo:hyphenate="true"/>
    </style:style>
    <style:style style:name="T108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12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1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P114" style:parent-style-name="Normal" style:list-style-name="LFO5" style:family="paragraph">
      <style:paragraph-properties style:vertical-align="auto" fo:margin-top="0.0694in" fo:margin-bottom="0.0694in"/>
      <style:text-properties fo:hyphenate="true"/>
    </style:style>
    <style:style style:name="T115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1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17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1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19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2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P121" style:parent-style-name="Normal" style:list-style-name="LFO5" style:family="paragraph">
      <style:paragraph-properties style:vertical-align="auto" fo:margin-top="0.0694in" fo:margin-bottom="0.0694in"/>
      <style:text-properties fo:hyphenate="true"/>
    </style:style>
    <style:style style:name="T122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2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124" style:parent-style-name="Fuentedepárrafopredeter." style:family="text"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/>
    </style:style>
    <style:style style:name="T12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</office:automatic-styles>
  <office:body>
    <office:text text:use-soft-page-breaks="true">
      <text:p text:style-name="P1">CUESTIONES Xpath</text:p>
      <text:p text:style-name="Standard"/>
      <text:p text:style-name="Standard">1- ¿Qué es Xpath?</text:p>
      <text:p text:style-name="Standard"/>
      <text:p text:style-name="Standard">2- <text:s/>Sintaxis Xpath.</text:p>
      <text:p text:style-name="Standard"/>
      <text:p text:style-name="Standard">3- En el siguiente documento indica los nodos:</text:p>
      <text:p text:style-name="Stand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reformattedText"/>
            <text:p text:style-name="PreformattedText"><text:span text:style-name="SourceText">&lt;reyes&gt;</text:span></text:p>
            <text:p text:style-name="PreformattedText"/>
            <text:p text:style-name="PreformattedText"><text:span text:style-name="SourceText"><text:s text:c="2"/>&lt;acercade&gt;La Reina Victoria y sus descendientes&lt;/acercade&gt;</text:span></text:p>
            <text:p text:style-name="PreformattedText"/>
            <text:p text:style-name="PreformattedText"><text:span text:style-name="SourceText"><text:s text:c="2"/>&lt;persona&gt;</text:span></text:p>
            <text:p text:style-name="PreformattedText"><text:span text:style-name="SourceText"><text:s text:c="4"/>&lt;nombre&gt;Reina<text:s/></text:span><text:span text:style-name="SourceText">Victoria&lt;/nombre&gt;</text:span></text:p>
            <text:p text:style-name="PreformattedText"><text:span text:style-name="SourceText"><text:s text:c="4"/>&lt;vida nacimiento="1819" pais="Reino Unido" muerte="1901" /&gt;</text:span></text:p>
            <text:p text:style-name="PreformattedText"><text:span text:style-name="SourceText"><text:s text:c="4"/>&lt;monarca&gt;</text:span></text:p>
            <text:p text:style-name="PreformattedText"><text:span text:style-name="SourceText"><text:s text:c="6"/>&lt;cargo&gt;Reina&lt;/cargo&gt;</text:span></text:p>
            <text:p text:style-name="PreformattedText"><text:span text:style-name="SourceText"><text:s text:c="6"/>&lt;pais&gt;Reino Unido&lt;/pais&gt;</text:span></text:p>
            <text:p text:style-name="PreformattedText"><text:span text:style-name="SourceText"><text:s text:c="4"/>&lt;/monarca&gt;</text:span></text:p>
            <text:p text:style-name="PreformattedText"><text:span text:style-name="SourceText"><text:s text:c="2"/>&lt;/persona&gt;</text:span></text:p>
            <text:p text:style-name="PreformattedText"/>
            <text:p text:style-name="PreformattedText"><text:span text:style-name="SourceText"><text:s text:c="2"/>&lt;persona&gt;</text:span></text:p>
            <text:p text:style-name="PreformattedText"><text:span text:style-name="SourceText"><text:s text:c="4"/>&lt;nombre&gt;Emperatriz Victoria&lt;/nombre&gt;</text:span></text:p>
            <text:p text:style-name="PreformattedText"><text:span text:style-name="SourceText"><text:s text:c="4"/>&lt;vida<text:s/></text:span><text:span text:style-name="SourceText">nacimiento="1840" pais="Reino Unido" muerte="1901" /&gt;</text:span></text:p>
            <text:p text:style-name="PreformattedText"><text:span text:style-name="SourceText"><text:s text:c="4"/>&lt;monarca&gt;</text:span></text:p>
            <text:p text:style-name="PreformattedText"><text:span text:style-name="SourceText"><text:s text:c="6"/>&lt;cargo&gt;Emperatriz&lt;/cargo&gt;</text:span></text:p>
            <text:p text:style-name="PreformattedText"><text:span text:style-name="SourceText"><text:s text:c="6"/>&lt;pais&gt;Alemania&lt;/pais&gt;</text:span></text:p>
            <text:p text:style-name="PreformattedText"><text:span text:style-name="SourceText"><text:s text:c="4"/>&lt;/monarca&gt;</text:span></text:p>
            <text:p text:style-name="PreformattedText"><text:span text:style-name="SourceText"><text:s text:c="2"/>&lt;/persona&gt;</text:span></text:p>
            <text:p text:style-name="PreformattedText"/>
            <text:p text:style-name="PreformattedText"><text:span text:style-name="SourceText"><text:s text:c="2"/>&lt;persona&gt;</text:span></text:p>
            <text:p text:style-name="PreformattedText"><text:span text:style-name="SourceText"><text:s text:c="4"/>&lt;nombre&gt;Guillermo II&lt;/nombre&gt;</text:span></text:p>
            <text:p text:style-name="PreformattedText"><text:span text:style-name="SourceText"><text:s text:c="4"/>&lt;vida nacimiento="1859" pais="Alemania" muerte="</text:span><text:span text:style-name="SourceText">1941" /&gt;</text:span></text:p>
            <text:p text:style-name="PreformattedText"><text:span text:style-name="SourceText"><text:s text:c="4"/>&lt;monarca&gt;</text:span></text:p>
            <text:p text:style-name="PreformattedText"><text:span text:style-name="SourceText"><text:s text:c="6"/>&lt;cargo&gt;Emperador&lt;/cargo&gt;</text:span></text:p>
            <text:p text:style-name="PreformattedText"><text:span text:style-name="SourceText"><text:s text:c="6"/>&lt;pais&gt;Alemania&lt;/pais&gt;</text:span></text:p>
            <text:p text:style-name="PreformattedText"><text:span text:style-name="SourceText"><text:s text:c="4"/>&lt;/monarca&gt;</text:span></text:p>
            <text:p text:style-name="PreformattedText"><text:span text:style-name="SourceText"><text:s text:c="2"/>&lt;/persona&gt;</text:span></text:p>
            <text:p text:style-name="P6"><text:span text:style-name="SourceText">&lt;/reyes&gt;</text:span></text:p>
          </table:table-cell>
        </table:table-row>
      </table:table>
      <text:p text:style-name="Standard"/>
      <text:p text:style-name="Standard">a) <text:s/>Nodo raíz.</text:p>
      <text:p text:style-name="Standard">b) Hijos del nodo raíz.</text:p>
      <text:p text:style-name="Standard">c) Hijos de persona.</text:p>
      <text:p text:style-name="Standard">d) Hijos de monarca.</text:p>
      <text:p text:style-name="Standard">e) Hermanos del elemento nombre.</text:p>
      <text:p text:style-name="Standard">f)<text:s/>Descendientes de persona.</text:p>
      <text:p text:style-name="Standard">g) Atributos del elemento vida.</text:p>
      <text:p text:style-name="Standard">h) Hijos de país.</text:p>
      <text:p text:style-name="Standard"/>
      <text:p text:style-name="Standard">5) Indica las rutas de selección de nodos.</text:p>
      <text:p text:style-name="Standard"/>
      <text:list text:style-name="LFO1" text:continue-numbering="true">
        <text:list-item>
          <text:p text:style-name="P7">¿Qué es Xpath? XPath es un lenguaje de consulta utilizado para navegar y seleccionar elementos específicos en un documento XML o HTML. XPath utiliza una sintaxis para expresar consultas que identifican elementos o atributos en un árbol de elementos.</text:p>
        </text:list-item>
        <text:list-item>
          <text:p text:style-name="P8">Sintaxis Xpath. La sintaxis básica de XPath es la siguiente:</text:p>
        </text:list-item>
      </text:list>
      <text:p text:style-name="P9">css</text:p>
      <text:p text:style-name="P10">seleccionar / ruta / del / elemento</text:p>
      <text:p text:style-name="P11">Donde:</text:p>
      <text:list text:style-name="LFO2" text:continue-numbering="true">
        <text:list-item>
          <text:p text:style-name="P12"><text:span text:style-name="T13">/</text:span><text:span text:style-name="T14"><text:s/>se utiliza para seleccionar elementos descendientes directos.</text:span></text:p>
        </text:list-item>
        <text:list-item>
          <text:p text:style-name="P15"><text:span text:style-name="T16">//</text:span><text:span text:style-name="T17"><text:s/>se utiliza para seleccionar elementos descendientes en cualquier profundidad.</text:span></text:p>
        </text:list-item>
        <text:list-item>
          <text:p text:style-name="P18"><text:span text:style-name="T19">.</text:span><text:span text:style-name="T20"><text:s/>se utiliza para seleccionar el nodo actual.</text:span></text:p>
        </text:list-item>
        <text:list-item>
          <text:p text:style-name="P21"><text:span text:style-name="T22">..</text:span><text:span text:style-name="T23"><text:s/>se utiliza para seleccionar el nodo padre.</text:span></text:p>
        </text:list-item>
        <text:list-item>
          <text:p text:style-name="P24"><text:span text:style-name="T25">@</text:span><text:span text:style-name="T26"><text:s/>se utiliza para seleccionar atributos.</text:span></text:p>
        </text:list-item>
      </text:list>
      <text:list text:style-name="LFO3" text:continue-numbering="true">
        <text:list-item>
          <text:p text:style-name="P27">En el siguiente documento indica los nodos:</text:p>
        </text:list-item>
      </text:list>
      <text:p text:style-name="P28">php</text:p>
      <text:p text:style-name="P29">&lt;reyes&gt;</text:p>
      <text:p text:style-name="P30"><text:s text:c="2"/>&lt;acercade&gt;La Reina Victoria y sus descendientes&lt;/acercade&gt;</text:p>
      <text:p text:style-name="P31"><text:s text:c="2"/>&lt;persona&gt;</text:p>
      <text:p text:style-name="P32"><text:s text:c="4"/>&lt;nombre&gt;Reina Victoria&lt;/nombre&gt;</text:p>
      <text:p text:style-name="P33"><text:s text:c="4"/>&lt;vida nacimiento="1819" pais="Reino Unido" muerte="1901" /&gt;</text:p>
      <text:p text:style-name="P34"><text:s text:c="4"/>&lt;monarca&gt;</text:p>
      <text:p text:style-name="P35"><text:s text:c="6"/>&lt;cargo&gt;Reina&lt;/cargo&gt;</text:p>
      <text:p text:style-name="P36"><text:s text:c="6"/>&lt;pais&gt;Reino Unido&lt;/pais&gt;</text:p>
      <text:p text:style-name="P37"><text:s text:c="4"/>&lt;/monarca&gt;</text:p>
      <text:p text:style-name="P38"><text:s text:c="2"/>&lt;/persona&gt;</text:p>
      <text:p text:style-name="P39"><text:s text:c="2"/>&lt;persona&gt;</text:p>
      <text:p text:style-name="P40"><text:s text:c="4"/>&lt;nombre&gt;Emperatriz Victoria&lt;/nombre&gt;</text:p>
      <text:p text:style-name="P41"><text:s text:c="4"/>&lt;vida nacimiento="1840" pais="Reino Unido" muerte="1901" /&gt;</text:p>
      <text:p text:style-name="P42"><text:s text:c="4"/>&lt;monarca&gt;</text:p>
      <text:p text:style-name="P43"><text:s text:c="6"/>&lt;cargo&gt;Emperatriz&lt;/cargo&gt;</text:p>
      <text:p text:style-name="P44"><text:s text:c="6"/>&lt;pais&gt;Alemania&lt;/pais&gt;</text:p>
      <text:p text:style-name="P45"><text:s text:c="4"/>&lt;/monarca&gt;</text:p>
      <text:p text:style-name="P46"><text:s text:c="2"/>&lt;/persona&gt;</text:p>
      <text:p text:style-name="P47"><text:s text:c="2"/>&lt;persona&gt;</text:p>
      <text:p text:style-name="P48"><text:s text:c="4"/>&lt;nombre&gt;Guillermo II&lt;/nombre&gt;</text:p>
      <text:p text:style-name="P49"><text:s text:c="4"/>&lt;vida nacimiento="1859" pais="Alemania" muerte="1941" /&gt;</text:p>
      <text:p text:style-name="P50"><text:s text:c="4"/>&lt;monarca&gt;</text:p>
      <text:p text:style-name="P51"><text:s text:c="6"/>&lt;cargo&gt;Emperador&lt;/cargo&gt;</text:p>
      <text:p text:style-name="P52"><text:s text:c="6"/>&lt;pais&gt;Alemania&lt;/pais&gt;</text:p>
      <text:p text:style-name="P53"><text:s text:c="4"/>&lt;/monarca&gt;</text:p>
      <text:p text:style-name="P54"><text:s text:c="2"/>&lt;/persona&gt;</text:p>
      <text:p text:style-name="P55">&lt;/reyes&gt;</text:p>
      <text:p text:style-name="P56"><text:span text:style-name="T57">a) Nodo raíz:<text:s/></text:span><text:span text:style-name="T58">reyes</text:span><text:span text:style-name="T59"><text:s/>b) Hijos del nodo raíz:<text:s/></text:span><text:span text:style-name="T60">acercade</text:span><text:span text:style-name="T61">,<text:s/></text:span><text:span text:style-name="T62">persona</text:span><text:span text:style-name="T63"><text:s/>c) Hijos de persona:<text:s/></text:span><text:span text:style-name="T64">nombre</text:span><text:span text:style-name="T65">,<text:s/></text:span><text:span text:style-name="T66">vida</text:span><text:span text:style-name="T67">,<text:s/></text:span><text:span text:style-name="T68">monarca</text:span><text:span text:style-name="T69"><text:s/>d) Hijos de monarca:<text:s/></text:span><text:span text:style-name="T70">cargo</text:span><text:span text:style-name="T71">,<text:s/></text:span><text:span text:style-name="T72">pais</text:span><text:span text:style-name="T73"><text:s/>e) Hermanos del elemento nombre: no hay hermanos del elemento<text:s/></text:span><text:span text:style-name="T74">nombre</text:span><text:span text:style-name="T75">, ya que es el único elemento hijo de<text:s/></text:span><text:span text:style-name="T76">persona</text:span><text:span text:style-name="T77">. f) Descendientes de persona:<text:s/></text:span><text:span text:style-name="T78">nombre</text:span><text:span text:style-name="T79">,<text:s/></text:span><text:span text:style-name="T80">vida</text:span><text:span text:style-name="T81">,<text:s/></text:span><text:span text:style-name="T82">monarca</text:span><text:span text:style-name="T83">,<text:s/></text:span><text:span text:style-name="T84">cargo</text:span><text:span text:style-name="T85">,<text:s/></text:span><text:span text:style-name="T86">pais</text:span><text:span text:style-name="T87"><text:s/>g) Atributos del elemento vida:<text:s/></text:span><text:span text:style-name="T88">nacimiento</text:span><text:span text:style-name="T89">,<text:s/></text:span><text:span text:style-name="T90">pais</text:span><text:span text:style-name="T91">,<text:s/></text:span><text:span text:style-name="T92">muerte</text:span><text:span text:style-name="T93"><text:s/>h) Hijos de país: no hay hijos del elemento<text:s/></text:span><text:span text:style-name="T94">pais</text:span><text:span text:style-name="T95">.</text:span></text:p>
      <text:list text:style-name="LFO4" text:continue-numbering="true">
        <text:list-item>
          <text:p text:style-name="P96">Indica las rutas de selección de nodos:</text:p>
        </text:list-item>
      </text:list>
      <text:list text:style-name="LFO5" text:continue-numbering="true">
        <text:list-item>
          <text:p text:style-name="P97"><text:span text:style-name="T98">Seleccionar el elemento<text:s/></text:span><text:span text:style-name="T99">nombre</text:span><text:span text:style-name="T100"><text:s/>de la primera persona:<text:s/></text:span><text:span text:style-name="T101">/reyes/persona[1]/nombre</text:span></text:p>
        </text:list-item>
        <text:list-item>
          <text:p text:style-name="P102"><text:span text:style-name="T103">Seleccionar todos los elementos<text:s/></text:span><text:span text:style-name="T104">persona</text:span><text:span text:style-name="T105">:<text:s/></text:span><text:span text:style-name="T106">/reyes/persona</text:span></text:p>
        </text:list-item>
        <text:list-item>
          <text:p text:style-name="P107"><text:span text:style-name="T108">Seleccionar todos los elementos<text:s/></text:span><text:span text:style-name="T109">monarca</text:span><text:span text:style-name="T110"><text:s/>descendientes de<text:s/></text:span><text:span text:style-name="T111">persona</text:span><text:span text:style-name="T112">:<text:s/></text:span><text:span text:style-name="T113">/reyes/persona//monarca</text:span></text:p>
        </text:list-item>
        <text:list-item>
          <text:p text:style-name="P114"><text:span text:style-name="T115">Seleccionar el atributo<text:s/></text:span><text:span text:style-name="T116">nacimiento</text:span><text:span text:style-name="T117"><text:s/>del elemento<text:s/></text:span><text:span text:style-name="T118">vida</text:span><text:span text:style-name="T119"><text:s/>de la segunda persona:<text:s/></text:span><text:span text:style-name="T120">/reyes/persona[2]/vida/@nacimiento</text:span></text:p>
        </text:list-item>
        <text:list-item>
          <text:p text:style-name="P121"><text:span text:style-name="T122">Seleccionar todos los elementos descendientes del nodo raíz<text:s/></text:span><text:span text:style-name="T123">reyes</text:span><text:span text:style-name="T124">:<text:s/></text:span><text:span text:style-name="T125">/reyes//*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ljs-selector-tag" style:display-name="hljs-selector-tag" style:family="text" style:parent-style-name="Fuentedepárrafopredeter."/>
    <style:style style:name="xml" style:display-name="xml" style:family="text" style:parent-style-name="Fuentedepárrafopredeter."/>
    <style:style style:name="hljs-tag" style:display-name="hljs-tag" style:family="text" style:parent-style-name="Fuentedepárrafopredeter."/>
    <style:style style:name="hljs-name" style:display-name="hljs-name" style:family="text" style:parent-style-name="Fuentedepárrafopredeter."/>
    <style:style style:name="hljs-attr" style:display-name="hljs-attr" style:family="text" style:parent-style-name="Fuentedepárrafopredeter."/>
    <style:style style:name="hljs-string" style:display-name="hljs-string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elo HD</meta:initial-creator>
    <dc:creator>Alberto Durán</dc:creator>
    <meta:creation-date>2020-03-29T18:11:00Z</meta:creation-date>
    <dc:date>2023-04-10T09:32:00Z</dc:date>
    <meta:template xlink:href="Normal.dotm" xlink:type="simple"/>
    <meta:editing-cycles>1</meta:editing-cycles>
    <meta:editing-duration>PT720S</meta:editing-duration>
    <meta:document-statistic meta:page-count="3" meta:paragraph-count="6" meta:word-count="514" meta:character-count="3341" meta:row-count="23" meta:non-whitespace-character-count="2833"/>
  </office:meta>
</office:document-meta>
</file>